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Courier, monospace"/>
    <style:font-face style:name="Menlo1" svg:font-family="Menlo, Monaco, 'Courier New', monospace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Menlo" fo:font-size="7.84999990463257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Menlo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font-name="Menlo" fo:font-size="8pt" fo:letter-spacing="normal" fo:font-style="normal" style:text-underline-style="none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Menlo" fo:font-size="10pt" fo:letter-spacing="normal" fo:font-style="normal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Menlo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Menlo" fo:font-size="10pt" fo:letter-spacing="normal" fo:font-style="normal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Menlo" fo:font-size="10pt" fo:letter-spacing="normal" fo:font-style="normal" style:text-underline-style="non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a6accd" style:font-name="Menlo1" fo:font-size="5.90000009536743pt" style:text-underline-style="none" fo:font-weight="normal" fo:background-color="#292d3e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a6accd" style:font-name="Menlo1" fo:font-size="5.90000009536743pt" style:text-underline-style="none" fo:font-weight="normal" fo:background-color="#292d3e" style:font-size-asian="9pt" style:font-weight-asian="bold" style:font-size-complex="9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89ddff" style:font-name="Menlo1" fo:font-size="5.90000009536743pt" style:text-underline-style="none" fo:font-weight="normal" fo:background-color="#292d3e" style:font-size-asian="9pt" style:font-weight-asian="bold" style:font-size-complex="9pt" style:font-weight-complex="bold"/>
    </style:style>
    <style:style style:name="P21" style:family="paragraph" style:parent-style-name="Preformatted_20_Text">
      <style:paragraph-properties fo:text-align="start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text-align="start" style:justify-single-word="false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T1" style:family="text">
      <style:text-properties fo:font-variant="normal" fo:text-transform="none" style:font-name="Menlo" fo:letter-spacing="normal" fo:font-style="normal"/>
    </style:style>
    <style:style style:name="T2" style:family="text">
      <style:text-properties fo:font-variant="normal" fo:text-transform="none" style:font-name="Menlo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style:font-name="Menlo" fo:letter-spacing="normal" fo:font-style="normal" style:text-underline-style="none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style:font-name="Menlo" fo:letter-spacing="normal" fo:font-style="normal" style:text-underline-style="none" style:font-weight-asian="normal" style:font-weight-complex="normal"/>
    </style:style>
    <style:style style:name="T5" style:family="text">
      <style:text-properties fo:font-variant="normal" fo:text-transform="none" style:font-name="Menlo" fo:letter-spacing="normal"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style:font-name="Menlo" fo:font-size="10pt" fo:letter-spacing="normal" fo:font-style="normal" style:text-underline-style="none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font-name="Menlo" fo:font-size="10pt" fo:letter-spacing="normal" fo:font-style="normal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242729" style:font-name="inherit" fo:font-size="6.3499999046325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242729" style:font-name="Menlo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ff0000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89ddff"/>
    </style:style>
    <style:style style:name="T15" style:family="text">
      <style:text-properties fo:color="#82aaff"/>
    </style:style>
    <style:style style:name="T16" style:family="text">
      <style:text-properties fo:color="#f07178"/>
    </style:style>
    <style:style style:name="T17" style:family="text">
      <style:text-properties fo:color="#c3e88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REACION PÁGINA WEB CON DJANGO</text:p>
      <text:p text:style-name="P3"/>
      <text:p text:style-name="P5">12-04-2020</text:p>
      <text:p text:style-name="P6"/>
      <text:p text:style-name="P6">Pretendo crear el sitio web con Django, al cual llamaré CAP.</text:p>
      <text:p text:style-name="P6"/>
      <text:p text:style-name="P6">1-Vamos a crear el sitio<text:tab/><text:span text:style-name="T10">django-admin.py startproyect CAP</text:span></text:p>
      <text:p text:style-name="P6"><text:tab/>Como tengo dudas voy al video 2 del curso píldoras informática Django.</text:p>
      <text:p text:style-name="P6"/>
      <text:p text:style-name="P6">2-Nos colocamos en la carpeta del proyecto y realizamos la migración</text:p>
      <text:p text:style-name="P6"/>
      <text:p text:style-name="P6"><text:tab/><text:span text:style-name="T10">python3 manage.py migration</text:span></text:p>
      <text:p text:style-name="P6"/>
      <text:p text:style-name="P6">3-Arrancamos el servidor</text:p>
      <text:p text:style-name="P6"/>
      <text:p text:style-name="P6"><text:tab/><text:span text:style-name="T10">python3 manage.py runserver</text:span></text:p>
      <text:p text:style-name="P6"/>
      <text:p text:style-name="P6">4-Instalar el servidor mysql.</text:p>
      <text:p text:style-name="P6"/>
      <text:p text:style-name="P6"><text:tab/><text:tab/><text:span text:style-name="T10">pip install pymysql</text:span></text:p>
      <text:p text:style-name="P6"/>
      <text:p text:style-name="P6">5-Versiones instaladas</text:p>
      <text:p text:style-name="P6"/>
      <text:p text:style-name="P6"><text:tab/><text:tab/><text:span text:style-name="T10">python3 - - version<text:tab/>3.7.7</text:span></text:p>
      <text:p text:style-name="P8"><text:tab/><text:tab/>python3 -m pip list</text:p>
      <text:p text:style-name="P8"/>
      <text:p text:style-name="P6"><text:tab/><text:tab/>Package <text:s text:c="8"/>Version</text:p>
      <text:p text:style-name="P6"><text:tab/><text:tab/>--------------- -------</text:p>
      <text:p text:style-name="P6"><text:tab/><text:tab/>asgiref <text:s text:c="8"/>3.2.7 <text:s/></text:p>
      <text:p text:style-name="P6"><text:tab/><text:tab/>Django <text:s text:c="9"/>3.0.5 <text:s/></text:p>
      <text:p text:style-name="P6"><text:tab/><text:tab/>pip <text:s text:c="12"/>20.0.2 </text:p>
      <text:p text:style-name="P6"><text:tab/><text:tab/>psycopg2 <text:s text:c="7"/>2.8.5 <text:s/></text:p>
      <text:p text:style-name="P6"><text:tab/><text:tab/>psycopg2-binary 2.8.5 <text:s/></text:p>
      <text:p text:style-name="P6"><text:tab/><text:tab/>PyMySQL <text:s text:c="8"/>0.9.3 <text:s/></text:p>
      <text:p text:style-name="P6"><text:tab/><text:tab/>pytz <text:s text:c="11"/>2019.3 </text:p>
      <text:p text:style-name="P6"><text:tab/><text:tab/>setuptools <text:s text:c="5"/>41.2.0 </text:p>
      <text:p text:style-name="P6"><text:tab/><text:tab/>sqlparse <text:s text:c="7"/>0.3.1 <text:s/></text:p>
      <text:p text:style-name="P6"/>
      <text:p text:style-name="P6">5-Configuramos el servidor sql</text:p>
      <text:p text:style-name="P6"/>
      <text:p text:style-name="P6"><text:tab/>Hay que introducir en <text:span text:style-name="T10">__init__.py</text:span> la línea <text:span text:style-name="T11">import pymysql</text:span>, al introducirla me daba error era debido a que el Visual Studio Code, estaba apuntando a otra versión del phyton, lo modifico y coloco la que coincide con el listado obtenido anteriormente <text:span text:style-name="T11">/usr/local/bin/python3.7</text:span> y ya desaparece el error.</text:p>
      <text:p text:style-name="P6"/>
      <text:p text:style-name="P10"><text:span text:style-name="T1"><text:tab/></text:span><text:span text:style-name="T2">DATABASES = {</text:span><text:span text:style-name="T10"><text:line-break/><text:tab/><text:tab/></text:span><text:span text:style-name="T2">'default': {</text:span><text:span text:style-name="T10"><text:line-break/><text:tab/><text:tab/><text:tab/></text:span><text:span text:style-name="T2">'ENGINE': 'django.db.backends.mysql',</text:span><text:span text:style-name="T10"><text:line-break/><text:tab/><text:tab/><text:tab/></text:span><text:span text:style-name="T2">'NAME': 'nombreDB',</text:span><text:span text:style-name="T10"><text:line-break/><text:tab/><text:tab/><text:tab/></text:span><text:span text:style-name="T2">'USER': 'nombreusuario',</text:span><text:span text:style-name="T10"><text:line-break/><text:tab/><text:tab/><text:tab/></text:span><text:span text:style-name="T2">'PASSWORD': 'pass',</text:span><text:span text:style-name="T10"><text:line-break/><text:tab/><text:tab/><text:tab/></text:span><text:span text:style-name="T2">'HOST': 'localhost',</text:span><text:span text:style-name="T10"><text:line-break/><text:tab/><text:tab/><text:tab/></text:span><text:span text:style-name="T2">'PORT': '3306',</text:span><text:span text:style-name="T10"><text:line-break/><text:tab/><text:tab/></text:span><text:span text:style-name="T2">}</text:span><text:span text:style-name="T10"><text:line-break/><text:tab/><text:tab/></text:span><text:span text:style-name="T2">}</text:span></text:p>
      <text:p text:style-name="P6"/>
      <text:p text:style-name="P6">6-Crear la primera página</text:p>
      <text:p text:style-name="P6"/>
      <text:p text:style-name="P12"><text:span text:style-name="T3"><text:tab/></text:span><text:span text:style-name="T6">Para ello creo el fichero </text:span><text:span text:style-name="T7">views.py</text:span><text:span text:style-name="T6">, el cual contendrá los apuntes a las páginas web, la primera línea será</text:span></text:p>
      <text:p text:style-name="P9"><text:tab/>from django.http import HttpResponse</text:p>
      <text:p text:style-name="P11"><text:span text:style-name="T4">a continuación vamos creando las funciones y las enlazamos con las páginas en el </text:span><text:soft-page-break/><text:span text:style-name="T4">fichero </text:span><text:span text:style-name="T5">urls.py.</text:span></text:p>
      <text:p text:style-name="P7"/>
      <text:p text:style-name="P7">7-Me da error al arrancar la página ya que necesita una nueva versión del driver sql, necesita el mysqlclient</text:p>
      <text:p text:style-name="P7"/>
      <text:p text:style-name="P7"><text:tab/>Para hacer que me funcionase tuve que hacerlo de la siguiente manera</text:p>
      <text:p text:style-name="P7"><text:tab/>brew install mysqlclient</text:p>
      <text:p text:style-name="P12"><text:span text:style-name="Source_20_Text"><text:span text:style-name="T9"><text:tab/>export PATH="/usr/local/opt/mysql-client/bin:$PATH"</text:span></text:span></text:p>
      <text:p text:style-name="P12"><text:span text:style-name="Source_20_Text"><text:span text:style-name="T9"><text:tab/>export LIBRARY_PATH="$LIBRARY_PATH:/usr/local/opt/openssl/lib/"</text:span></text:span></text:p>
      <text:p text:style-name="P12"><text:span text:style-name="Source_20_Text"><text:span text:style-name="T9"><text:tab/></text:span></text:span></text:p>
      <text:p text:style-name="P12"><text:span text:style-name="Source_20_Text"><text:span text:style-name="T9"><text:tab/>A continuación mandaba ejecutar la siguiente instrucción, pip wheel mysqlclient <text:s/>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><text:tab/>me dió error con lo cual hice lo siguiente y <text:tab/>aparentemente lo instaló</text:span></text:span></text:p>
      <text:p text:style-name="P12"><text:span text:style-name="Source_20_Text"><text:span text:style-name="T9"><text:tab/>pip install mysqlclient</text:span></text:span></text:p>
      <text:p text:style-name="P21"><text:span text:style-name="Source_20_Text"><text:span text:style-name="T8"/></text:span></text:p>
      <text:p text:style-name="P21"><text:span text:style-name="Source_20_Text"><text:span text:style-name="T8"/></text:span></text:p>
      <text:p text:style-name="P7"/>
      <text:p text:style-name="P7"/>
      <text:p text:style-name="P7"/>
      <text:p text:style-name="P1">Curso interesante</text:p>
      <text:p text:style-name="P1">https://www.youtube.com/watch?v=XkibFDsh6sw&amp;list=PLQCgNGUqLK4lxXqo8j-Nru0YJ9llISeAx&amp;index=2</text:p>
      <text:p text:style-name="P13"/>
      <text:p text:style-name="P14">11-4-2020</text:p>
      <text:p text:style-name="P14"/>
      <text:p text:style-name="P14">He visto esto para mover arriba en los directorios</text:p>
      <text:p text:style-name="P14"/>
      <text:p text:style-name="P22">Es mejor poner el slash después de los dos puntos de esta forma ../ así si tienes que ir más atrás en el árbol de directorios sólo debes añadir los que hagan falta, por ejemplo: </text:p>
      <text:section text:style-name="Sect1" text:name="content-item-row-1288214">
        <text:p text:style-name="P22">../../images/grandes/foto.jpg</text:p>
        <text:p text:style-name="P22">Con lo que baja dos directorios para luego entrar en el de imágenes.</text:p>
      </text:section>
      <text:p text:style-name="P2">Pagina para descargar iconos</text:p>
      <text:p text:style-name="P14"/>
      <text:p text:style-name="P14"><text:a xlink:type="simple" xlink:href="https://iconos8.es/pricing" text:style-name="Internet_20_link" text:visited-style-name="Visited_20_Internet_20_Link">https://iconos8.es/pricing</text:a></text:p>
      <text:p text:style-name="P14"/>
      <text:p text:style-name="P14">20-4-2020</text:p>
      <text:p text:style-name="P14"/>
      <text:p text:style-name="P16">Pasar contenido dinámico en url</text:p>
      <text:p text:style-name="P14"/>
      <text:p text:style-name="P14">Mediante el símbolo %variable metemos el valor de la variable en una cadena que forma una sentencia html dentro de la respuesta del método.</text:p>
      <text:p text:style-name="P14"/>
      <text:p text:style-name="P14"><text:tab/>Var fecha=datetime.datetime.now(); //metemos la fecha actual dentro de la variable fecha.</text:p>
      <text:p text:style-name="P14"><text:tab/>Var documento=””” &lt;p&gt;</text:p>
      <text:p text:style-name="P14"><text:tab/><text:tab/><text:tab/>La fecha actual es: <text:span text:style-name="T12">%s</text:span></text:p>
      <text:p text:style-name="P14"><text:tab/><text:tab/><text:tab/>&lt;/p&gt;””” <text:span text:style-name="T12">%fecha</text:span></text:p>
      <text:p text:style-name="P14"><text:tab/>Return HttpResponse(documento)</text:p>
      <text:p text:style-name="P14"/>
      <text:p text:style-name="P16">Pasar parámetros en url</text:p>
      <text:p text:style-name="P14"/>
      <text:p text:style-name="P14">def multiplicarPorDos(request,valor):</text:p>
      <text:p text:style-name="P14"><text:tab/>numero=valor*2</text:p>
      <text:p text:style-name="P14"><text:tab/>documento=”&lt;p&gt;El resultado de multiplicar %s por 2 es % &lt;/p&gt;” %(numero, valor)</text:p>
      <text:p text:style-name="P14"><text:tab/>return HttpResponse (documento)</text:p>
      <text:p text:style-name="P14"/>
      <text:p text:style-name="P14">La url deberá configurarse de la siguiente forma</text:p>
      <text:p text:style-name="P14"/>
      <text:p text:style-name="P14"><text:tab/>path('fechaPorDos/&lt;int:numero&gt;', multiplicarPorDos)</text:p>
      <text:p text:style-name="P14"/>
      <text:p text:style-name="P14">path('direccion/&lt;tipo:valor1&gt;/&lt;tipo:valor2&gt;', funcion)</text:p>
      <text:p text:style-name="P14"/>
      <text:p text:style-name="P16">PLANTILLAS</text:p>
      <text:p text:style-name="P14">Importar primero las clases template y context</text:p>
      <text:p text:style-name="P14"/>
      <text:p text:style-name="P14"><text:soft-page-break/>django.template import Template,Context</text:p>
      <text:p text:style-name="P14"/>
      <text:p text:style-name="P14">1-Creamos una plantilla <text:tab/><text:tab/>plt=Template(doc_externo.read())</text:p>
      <text:p text:style-name="P14">2-Creamos el contexto<text:tab/><text:tab/>ctx=Context()</text:p>
      <text:p text:style-name="P14">3-Renderizar el contenido<text:tab/><text:tab/>documento=plt.render(ctx)</text:p>
      <text:p text:style-name="P14"/>
      <text:p text:style-name="P14">El documento externo es un documento html el cual colocamos en una carpeta de plantillas o donde queramos.</text:p>
      <text:p text:style-name="P14"/>
      <text:p text:style-name="P15">Ejemplo</text:p>
      <text:p text:style-name="P14"/>
      <text:p text:style-name="P14">def Funcion():</text:p>
      <text:p text:style-name="P14"><text:tab/>doc_externo=open(“/templates/fichero.html”)</text:p>
      <text:p text:style-name="P14"><text:tab/>plt=Template(doc_externo.read())</text:p>
      <text:p text:style-name="P14"><text:tab/>doc_externo.close()</text:p>
      <text:p text:style-name="P14"><text:tab/>ctx=Context()</text:p>
      <text:p text:style-name="P14"><text:tab/>documento=plt.render(ctx)</text:p>
      <text:p text:style-name="P14"/>
      <text:p text:style-name="P15">Ejemplo con paso de variables</text:p>
      <text:p text:style-name="P14"/>
      <text:p text:style-name="P14">def Funcion():</text:p>
      <text:p text:style-name="P14"><text:tab/>nombre=”Celestino”</text:p>
      <text:p text:style-name="P14"><text:tab/>doc_externo=open(“/templates/fichero.html”)</text:p>
      <text:p text:style-name="P14"><text:tab/>plt=Template(doc_externo.read())</text:p>
      <text:p text:style-name="P14"><text:tab/>doc_externo.close()</text:p>
      <text:p text:style-name="P14"><text:tab/>ctx=Context({“nombre_usuario”:nombre)})</text:p>
      <text:p text:style-name="P14"><text:tab/>documento=plt.render(ctx)</text:p>
      <text:p text:style-name="P14"/>
      <text:p text:style-name="P14">en la plantilla debemos hacer mención a esta variable</text:p>
      <text:p text:style-name="P14"/>
      <text:p text:style-name="P14"><text:tab/>&lt;p&gt;Mi nombre es {{nombre_usuario}}&lt;/p&gt;</text:p>
      <text:p text:style-name="P14"/>
      <text:p text:style-name="P15">Ejemplo de paso de lista</text:p>
      <text:p text:style-name="P14"/>
      <text:p text:style-name="P14"><text:tab/>ctx=Context(“datos”:[“dato1”,”dato2”,”dato3”, … ])</text:p>
      <text:p text:style-name="P14"/>
      <text:p text:style-name="P14">en la plantilla leemos el valor</text:p>
      <text:p text:style-name="P14"/>
      <text:p text:style-name="P14"><text:tab/>{{datos}}</text:p>
      <text:p text:style-name="P14"/>
      <text:p text:style-name="P14">imprimimos los valores de la lista datos</text:p>
      <text:p text:style-name="P14"/>
      <text:p text:style-name="P14"><text:tab/>&lt;p&gt;</text:p>
      <text:p text:style-name="P14"><text:tab/><text:tab/>{% if datos %}</text:p>
      <text:p text:style-name="P14"><text:tab/><text:tab/><text:tab/>{% for dato in datos %}</text:p>
      <text:p text:style-name="P14"><text:tab/><text:tab/><text:tab/><text:tab/>dato</text:p>
      <text:p text:style-name="P14"><text:tab/><text:tab/><text:tab/>{% endfor %}</text:p>
      <text:p text:style-name="P14"><text:tab/><text:tab/>{% else %}</text:p>
      <text:p text:style-name="P14"><text:tab/><text:tab/><text:tab/>&lt;p&gt; No hay elementos que mostrar &lt;/p&gt;</text:p>
      <text:p text:style-name="P14"><text:tab/><text:tab/>{% endif %}</text:p>
      <text:p text:style-name="P14"><text:tab/>&lt;/p&gt;</text:p>
      <text:p text:style-name="P14"/>
      <text:p text:style-name="P14"/>
      <text:p text:style-name="P14"/>
      <text:p text:style-name="P14">Orden de llamada desde una plantilla, busca en el siguiente orden Diccionario, Atributo, Método, Indice de lista</text:p>
      <text:p text:style-name="P14">En una plantilla de Django la sintaxis para llamar a métodos y propiedades es la misma.</text:p>
      <text:p text:style-name="P14"/>
      <text:p text:style-name="P15">Cargadores</text:p>
      <text:p text:style-name="P14"/>
      <text:p text:style-name="P14">Hay que importar el loader</text:p>
      <text:p text:style-name="P14"/>
      <text:p text:style-name="P14">from django.template.loader import get_template</text:p>
      <text:p text:style-name="P14"/>
      <text:p text:style-name="P14">Se debe configurar en el fichero settings en la zona de templates y en dirs la dirección de las plantillas</text:p>
      <text:p text:style-name="P14"/>
      <text:p text:style-name="P14">Al hacer esto la carga de plantillas queda muy resumido.</text:p>
      <text:p text:style-name="P14"/>
      <text:p text:style-name="P14"><text:tab/>doc_externo=get_template('miplantilla.html')</text:p>
      <text:p text:style-name="P14"><text:tab/>documento=doc_externo.render({“nombre_variable”:”valor_variable”})</text:p>
      <text:p text:style-name="P14"><text:tab/>return HttpResponse(documento)</text:p>
      <text:p text:style-name="P14"/>
      <text:p text:style-name="P15"><text:soft-page-break/>Forma de hacer el cargador más sencillo</text:p>
      <text:p text:style-name="P14"/>
      <text:p text:style-name="P14">from django.shorcuts import render</text:p>
      <text:p text:style-name="P14"/>
      <text:p text:style-name="P14">return render(response,”miplantilla.html”, {“nombre_variable”:”valor_variable”});</text:p>
      <text:p text:style-name="P14"/>
      <text:p text:style-name="P15">Incluir plantillas</text:p>
      <text:p text:style-name="P14"/>
      <text:p text:style-name="P14">{% include(“miplantilla.html”) %}</text:p>
      <text:p text:style-name="P14"/>
      <text:p text:style-name="P15">Herencia de plantillas</text:p>
      <text:p text:style-name="P14"/>
      <text:p text:style-name="P14">La primera primera instrucción de la plantilla que hereda debe ser la siguiente:</text:p>
      <text:p text:style-name="P14"/>
      <text:p text:style-name="P14">{% extends “plantillaPadre.html” %}</text:p>
      <text:p text:style-name="P14"/>
      <text:p text:style-name="P17">Plantilla Padre</text:p>
      <text:p text:style-name="P14"/>
      <text:p text:style-name="P14">&lt;html&gt;</text:p>
      <text:p text:style-name="P14"><text:tab/>&lt;head&gt;</text:p>
      <text:p text:style-name="P14"><text:tab/><text:tab/>{% block title %} <text:tab/>{% endblock %}</text:p>
      <text:p text:style-name="P14"><text:tab/>&lt;/head&gt;</text:p>
      <text:p text:style-name="P14"/>
      <text:p text:style-name="P14"><text:tab/>&lt;body&gt;</text:p>
      <text:p text:style-name="P14"><text:tab/><text:tab/>&lt;h1&gt;Píldoras informáticas&lt;/h1&gt;</text:p>
      <text:p text:style-name="P14"><text:tab/><text:tab/>&lt;h3&gt;Curso de programación&lt;/h3&gt;</text:p>
      <text:p text:style-name="P14"/>
      <text:p text:style-name="P14"><text:tab/>{% block content %}</text:p>
      <text:p text:style-name="P14"/>
      <text:p text:style-name="P14"><text:tab/>{% endblock %}</text:p>
      <text:p text:style-name="P14"/>
      <text:p text:style-name="P14"><text:tab/>&lt;p&gt; Cursos gratuitos, gracias por su visita &lt;/p&gt;</text:p>
      <text:p text:style-name="P14"><text:tab/></text:p>
      <text:p text:style-name="P14"><text:tab/>&lt;body&gt;</text:p>
      <text:p text:style-name="P14"/>
      <text:p text:style-name="P14">&lt;html&gt;</text:p>
      <text:p text:style-name="P14"/>
      <text:p text:style-name="P14"><text:span text:style-name="T13">Plantilla hoj</text:span>a</text:p>
      <text:p text:style-name="P14"/>
      <text:p text:style-name="P14">{% extends “plantillaPadre.html” %}</text:p>
      <text:p text:style-name="P14"/>
      <text:p text:style-name="P14">{% block title %} Curso de python {% endblock %}</text:p>
      <text:p text:style-name="P14"/>
      <text:p text:style-name="P14">{% block content %}</text:p>
      <text:p text:style-name="P14"><text:tab/>&lt;p&gt;Estamos en a día: {{dameFecha}}&lt;/p&gt;</text:p>
      <text:p text:style-name="P14">{% endblock %}</text:p>
      <text:p text:style-name="P14"/>
      <text:p text:style-name="P15">Crear una aplicación</text:p>
      <text:p text:style-name="P14"/>
      <text:p text:style-name="P14">Vamos a crear una aplicación que vamos a llamar electricidad.</text:p>
      <text:p text:style-name="P14"/>
      <text:p text:style-name="P15">python3 manage.py startapp electricidad</text:p>
      <text:p text:style-name="P14"/>
      <text:p text:style-name="P14">Dentro de la carpeta que ha creado llamada electricidad vamos al fichero models y en el creamos las tablas de la base de datos.</text:p>
      <text:p text:style-name="P14"/>
      <text:p text:style-name="P14">Una vez creadas vamos a django a decirle que tenemos una nueva aplicación, lo hacemos registrando la aplicación en el fichero settings dentro del apartado INSTALLED_APPS</text:p>
      <text:p text:style-name="P14"/>
      <text:p text:style-name="P14">Para ver si todo va bien lo comprobamos ejecutando el comando </text:p>
      <text:p text:style-name="P15">python3 manage.py check electricidad</text:p>
      <text:p text:style-name="P14">Si hubiese algún error nos lo va indicando</text:p>
      <text:p text:style-name="P14"/>
      <text:p text:style-name="P14">A continuación creamos la base de datos</text:p>
      <text:p text:style-name="P15">python3 manage.py makemigrations</text:p>
      <text:p text:style-name="P14"/>
      <text:p text:style-name="P14">Para que cree las tablas en la base de datos ejecutamos</text:p>
      <text:p text:style-name="P15">python3 manage.py migrate</text:p>
      <text:p text:style-name="P15"/>
      <text:p text:style-name="P15">Crear super usuario en <text:s/>Django admin</text:p>
      <text:p text:style-name="P15">python3 manage.py createsuperuser</text:p>
      <text:p text:style-name="P15"><text:soft-page-break/>Introducir las tablas creadas en el administrador de Django</text:p>
      <text:p text:style-name="P15"/>
      <text:p text:style-name="P14">Dentro de admyn.py registramos las tablas con</text:p>
      <text:p text:style-name="P14"/>
      <text:p text:style-name="P14">Realizamos la importación </text:p>
      <text:p text:style-name="P15">from electricidad.models import Usuario</text:p>
      <text:p text:style-name="P15"/>
      <text:p text:style-name="P15">admin.site.register(Usuario)</text:p>
      <text:p text:style-name="P14"/>
      <text:p text:style-name="P14">Para poder crear vistas de la aplicación debemos crear el fichero <text:span text:style-name="T10">urls.py, </text:span>copiamos el mismo código que tiene el urls.py del proyecto</text:p>
      <text:p text:style-name="P14"/>
      <text:p text:style-name="P14">25-04-2020</text:p>
      <text:p text:style-name="P15">Validar campos en el modelo</text:p>
      <text:p text:style-name="P14"><text:a xlink:type="simple" xlink:href="https://micropyramid.com/blog/django-forms-basics/" text:style-name="Internet_20_link" text:visited-style-name="Visited_20_Internet_20_Link">https://micropyramid.com/blog/django-forms-basics/</text:a></text:p>
      <text:p text:style-name="P14"/>
      <text:p text:style-name="P15">Abrir una ventana sin la barra de navegación</text:p>
      <text:p text:style-name="P15"/>
      <text:p text:style-name="P18">window<text:span text:style-name="T14">.</text:span><text:span text:style-name="T15">open</text:span><text:span text:style-name="T16"> (</text:span><text:span text:style-name="T14">"</text:span><text:span text:style-name="T17">/reglamento/</text:span><text:span text:style-name="T14">",</text:span><text:span text:style-name="T16"> </text:span><text:span text:style-name="T14">"</text:span><text:span text:style-name="T17">My Popup Window</text:span><text:span text:style-name="T14">",</text:span><text:span text:style-name="T16"> </text:span><text:span text:style-name="T14">"</text:span><text:span text:style-name="T17">height=350,width=350,status=no,toolbar=no,menubar=no</text:span><text:span text:style-name="T14">"</text:span><text:span text:style-name="T16">)</text:span><text:span text:style-name="T14">;</text:span></text:p>
      <text:p text:style-name="P14"/>
      <text:p text:style-name="P15">Añadir html a un div con jquery</text:p>
      <text:p text:style-name="P15"/>
      <text:p text:style-name="P19"><text:span text:style-name="T15">$</text:span><text:span text:style-name="T16">(</text:span><text:span text:style-name="T14">"</text:span><text:span text:style-name="T17">#escritorio</text:span><text:span text:style-name="T14">"</text:span><text:span text:style-name="T16">)</text:span><text:span text:style-name="T14">.</text:span><text:span text:style-name="T15">append</text:span><text:span text:style-name="T16">(</text:span><text:span text:style-name="T14">'</text:span><text:span text:style-name="T17">&lt;iframe id="ventanaSuperior" width="800" height="800" src="/inicio/"&gt;</text:span><text:span text:style-name="T14">'</text:span><text:span text:style-name="T16">)</text:span><text:span text:style-name="T14">;</text:span></text:p>
      <text:p text:style-name="P20"/>
      <text:p text:style-name="P20"/>
      <text:p text:style-name="P15">PÁGINA WEB HTML Y CSS MUY BUENA</text:p>
      <text:p text:style-name="P15"/>
      <text:p text:style-name="P15"><text:a xlink:type="simple" xlink:href="https://mosaic.uoc.edu/ac/le/es/index.html" text:style-name="Internet_20_link" text:visited-style-name="Visited_20_Internet_20_Link">https://mosaic.uoc.edu/ac/le/es/index.html</text:a></text:p>
      <text:p text:style-name="P15"/>
      <text:p text:style-name="P15">PAGINA PARA OBTENER TRABAJAR CON COOKIES</text:p>
      <text:p text:style-name="P15"/>
      <text:p text:style-name="P15">https://www.tutorialspoint.com/django/django_cookies_handling.htm</text:p>
      <text:p text:style-name="P15"/>
      <text:p text:style-name="P15">CREAR LOGIN</text:p>
      <text:p text:style-name="P15">https://www.hektorprofe.net/tutorial/django-sistema-registro-login-logout#0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Courier, monospace"/>
    <style:font-face style:name="Menlo1" svg:font-family="Menlo, Monaco, 'Courier New', monospace"/>
    <style:font-face style:name="inherit" svg:font-family="inherit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elestino Álvarez Pérez</meta:initial-creator>
    <meta:creation-date>2020-04-12T10:45:48</meta:creation-date>
    <dc:date>2020-04-27T22:02:57</dc:date>
    <dc:creator>Celestino Álvarez Pérez</dc:creator>
    <meta:editing-duration>P1DT52M13S</meta:editing-duration>
    <meta:editing-cycles>16</meta:editing-cycles>
    <meta:generator>OpenOffice/4.1.7$Unix OpenOffice.org_project/417m1$Build-9800</meta:generator>
    <meta:document-statistic meta:table-count="0" meta:image-count="0" meta:object-count="0" meta:page-count="5" meta:paragraph-count="175" meta:word-count="953" meta:character-count="7446"/>
  </office:meta>
</office:document-meta>
</file>